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QLCache.doRemove( Serializable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HSQLCach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QLCache.getGroupKeys( String grou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SQLCache.doUpdate( ICacheElement c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HSQLCache.doRemov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SQLCache.setupTABL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HSQLCache.serialize( Serializabl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SQLCache.do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QL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Cache.doGet( Serializable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HSQLCache.HSQLCache( HSQLCacheAttributes catt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86">
            <text:p text:style-name="Table_20_Contents">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